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0">
      <text:list-level-style-number text:level="1" text:style-name="WW_CharLFO10LVL1" style:num-suffix="." style:num-list-format-name="NLF0"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style:font-name-complex="Times New Roman" fo:font-size="14pt" style:font-size-asian="14pt" style:font-size-complex="14pt"/>
    </style:style>
    <style:style style:name="P2" style:parent-style-name="Standard" style:family="paragraph">
      <style:paragraph-properties fo:text-align="justify"/>
      <style:text-properties style:font-name="Times New Roman" style:font-name-complex="Times New Roman" fo:font-size="14pt" style:font-size-asian="14pt" style:font-size-complex="14pt"/>
    </style:style>
    <style:style style:name="P3" style:parent-style-name="Standard" style:family="paragraph">
      <style:paragraph-properties fo:text-align="justify"/>
      <style:text-properties style:font-name="Times New Roman" style:font-name-complex="Times New Roman" fo:font-size="14pt" style:font-size-asian="14pt" style:font-size-complex="14pt"/>
    </style:style>
    <style:style style:name="P4" style:parent-style-name="Standard" style:family="paragraph">
      <style:paragraph-properties fo:text-align="justify"/>
      <style:text-properties style:font-name="Times New Roman" style:font-name-complex="Times New Roman" fo:font-size="14pt" style:font-size-asian="14pt" style:font-size-complex="14pt"/>
    </style:style>
    <style:style style:name="P5" style:parent-style-name="Standard" style:family="paragraph">
      <style:paragraph-properties fo:text-align="justify"/>
      <style:text-properties style:font-name="Times New Roman" style:font-name-complex="Times New Roman" fo:font-size="14pt" style:font-size-asian="14pt" style:font-size-complex="14pt"/>
    </style:style>
    <style:style style:name="P6" style:parent-style-name="Standard" style:family="paragraph">
      <style:paragraph-properties fo:text-align="justify"/>
      <style:text-properties style:font-name="Times New Roman" style:font-name-complex="Times New Roman" fo:font-size="14pt" style:font-size-asian="14pt" style:font-size-complex="14pt"/>
    </style:style>
    <style:style style:name="P7" style:parent-style-name="Standard" style:family="paragraph">
      <style:paragraph-properties fo:text-align="justify"/>
      <style:text-properties style:font-name="Times New Roman" style:font-name-complex="Times New Roman" fo:font-size="14pt" style:font-size-asian="14pt" style:font-size-complex="14pt"/>
    </style:style>
    <style:style style:name="P8" style:parent-style-name="Standard" style:family="paragraph">
      <style:paragraph-properties fo:text-align="justify"/>
      <style:text-properties style:font-name="Times New Roman" style:font-name-complex="Times New Roman" fo:font-size="14pt" style:font-size-asian="14pt" style:font-size-complex="14pt"/>
    </style:style>
    <style:style style:name="P9" style:parent-style-name="Standard" style:family="paragraph">
      <style:paragraph-properties fo:text-align="justify"/>
      <style:text-properties style:font-name="Times New Roman" style:font-name-complex="Times New Roman" fo:font-size="14pt" style:font-size-asian="14pt" style:font-size-complex="14pt"/>
    </style:style>
    <style:style style:name="P10" style:parent-style-name="Standard" style:family="paragraph">
      <style:paragraph-properties fo:text-align="justify"/>
      <style:text-properties style:font-name="Times New Roman" style:font-name-complex="Times New Roman" fo:font-size="14pt" style:font-size-asian="14pt" style:font-size-complex="14pt"/>
    </style:style>
    <style:style style:name="P11" style:parent-style-name="Standard" style:list-style-name="LFO10" style:family="paragraph">
      <style:paragraph-properties fo:text-align="justify" fo:margin-bottom="0in" fo:line-height="100%" fo:margin-left="0.25in">
        <style:tab-stops/>
      </style:paragraph-properties>
      <style:text-properties style:font-name="Times New Roman" style:font-name-complex="Times New Roman" fo:font-size="14pt" style:font-size-asian="14pt" style:font-size-complex="14pt"/>
    </style:style>
    <style:style style:name="P12" style:parent-style-name="Standard" style:list-style-name="LFO10" style:family="paragraph">
      <style:paragraph-properties fo:text-align="justify" fo:margin-bottom="0in" fo:line-height="100%" fo:margin-left="0.25in">
        <style:tab-stops/>
      </style:paragraph-properties>
      <style:text-properties style:font-name="Times New Roman" style:font-name-complex="Times New Roman" fo:font-size="14pt" style:font-size-asian="14pt" style:font-size-complex="14pt"/>
    </style:style>
    <style:style style:name="P13" style:parent-style-name="Standard" style:list-style-name="LFO10" style:family="paragraph">
      <style:paragraph-properties fo:text-align="justify" fo:margin-bottom="0in" fo:line-height="100%" fo:margin-left="0.25in">
        <style:tab-stops/>
      </style:paragraph-properties>
      <style:text-properties style:font-name="Times New Roman" style:font-name-complex="Times New Roman" fo:font-size="14pt" style:font-size-asian="14pt" style:font-size-complex="14pt"/>
    </style:style>
    <style:style style:name="P14" style:parent-style-name="Standard" style:list-style-name="LFO10" style:family="paragraph">
      <style:paragraph-properties fo:text-align="justify" fo:margin-bottom="0in" fo:line-height="100%" fo:margin-left="0.25in">
        <style:tab-stops/>
      </style:paragraph-properties>
      <style:text-properties style:font-name="Times New Roman" style:font-name-complex="Times New Roman" fo:font-size="14pt" style:font-size-asian="14pt" style:font-size-complex="14pt"/>
    </style:style>
    <style:style style:name="P15" style:parent-style-name="Standard" style:list-style-name="LFO10" style:family="paragraph">
      <style:paragraph-properties fo:text-align="justify" fo:margin-bottom="0in" fo:line-height="100%" fo:margin-left="0.25in">
        <style:tab-stops/>
      </style:paragraph-properties>
      <style:text-properties style:font-name="Times New Roman" style:font-name-complex="Times New Roman" fo:font-size="14pt" style:font-size-asian="14pt" style:font-size-complex="14pt"/>
    </style:style>
    <style:style style:name="P16" style:parent-style-name="Standard" style:family="paragraph">
      <style:paragraph-properties fo:text-align="justify" fo:margin-left="0.25in">
        <style:tab-stops/>
      </style:paragraph-properties>
    </style:style>
    <style:style style:name="T17" style:parent-style-name="DefaultParagraphFont"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Times New Roman" style:font-name-complex="Times New Roman" fo:font-size="14pt" style:font-size-asian="14pt" style:font-size-complex="14pt"/>
    </style:style>
    <style:style style:name="T19" style:parent-style-name="DefaultParagraphFont" style:family="text">
      <style:text-properties style:font-name="Times New Roman" style:font-name-complex="Times New Roman" fo:font-weight="bold" style:font-weight-asian="bold" fo:font-style="italic" style:font-style-asian="italic" fo:font-size="14pt" style:font-size-asian="14pt" style:font-size-complex="14pt"/>
    </style:style>
    <style:style style:name="T20" style:parent-style-name="DefaultParagraphFont" style:family="text">
      <style:text-properties style:font-name="Times New Roman" style:font-name-complex="Times New Roman" fo:font-size="14pt" style:font-size-asian="14pt" style:font-size-complex="14pt"/>
    </style:style>
    <style:style style:name="P21" style:parent-style-name="Standard" style:family="paragraph">
      <style:paragraph-properties fo:margin-left="0.25in">
        <style:tab-stops/>
      </style:paragraph-properties>
    </style:style>
    <style:style style:name="P22" style:parent-style-name="Standard" style:family="paragraph">
      <style:paragraph-properties fo:margin-left="0.75in">
        <style:tab-stops/>
      </style:paragraph-properties>
    </style:style>
  </office:automatic-styles>
  <office:body>
    <office:text text:use-soft-page-breaks="true">
      <text:p text:style-name="P1">*1.<text:tab/>Demonstrate fork() system call. Let the parent process display its pid, ppid and a message ‘I’m the parent’. Also let the child display its pid, ppid and a message ‘I’m the child’.</text:p>
      <text:p text:style-name="P2">*2.<text:tab/>Let the parent fork and let the child execute ls command. Observe the result with and without having wait() <text:s/>system call in the parent.</text:p>
      <text:p text:style-name="P3">*3.<text:tab/>Let the parent create 4 children. Make them execute ls, ls –l, pwd and <text:s/>date commands. (One child executes one command.)</text:p>
      <text:p text:style-name="P4">*4.<text:tab/>Create a child through fork(). Let the child generate the fibonacci series (1, 1, 2, 3, 5, 8…) upto n numbers. The value of n has to passed as a command line argument.</text:p>
      <text:p text:style-name="P5">*5.<text:tab/>Let the parent create a child using fork(). Let the parent geneate an odd series upto n numbers <text:s/>(1, 3, 5, 7, 9…) and let the child create an even series upto n numbers (0, 2, 4, 6, 8 …). (i) Pass the value of n as a command line argument. (ii) Read the value of n from the user.</text:p>
      <text:p text:style-name="P6">*6.<text:tab/>Achieve the same as in Q(5) by using exec() system calls.</text:p>
      <text:p text:style-name="P7">*7.<text:tab/>Let the parent create 2 children which work on a common sample file. Let one child count the total number of lines <text:s/>in the file while the other counts the total number of characters <text:s/>in the same file. Provide the filename as a command line argument.</text:p>
      <text:p text:style-name="P8">*8.<text:tab/>Let the parent create 2 children which work on a common sample file. Let one child convert all lowercase to uppercase <text:s/>in the file while the other counts the total number of character ‘a’ s in the same file. Provide the filename as a command line argument.</text:p>
      <text:p text:style-name="P9">*9.<text:tab/>Let the parent create 2 children which work on a common sample file. Let one child count the total number of words in the file. Let the other child invert the case of alphabets in the file. Provide the filename as a command line argument.</text:p>
      <text:p text:style-name="P10">*10.<text:s/>Fork a separate process and execute the ls command (fork and execlp system commands to be used)</text:p>
      <text:soft-page-break/>
      <text:list text:style-name="LFO10" text:continue-numbering="true">
        <text:list-item>
          <text:p text:style-name="P11">*Create two threads in a main program, let the first thread execute a function to display a message namely “this is thread one” , similarly let the second thread displays “this is thread two’.</text:p>
        </text:list-item>
        <text:list-item>
          <text:p text:style-name="P12">*Create a common shared memory area where in one thread writes a string termed “Hello There”; the second thread reads the string and displays it on the screen. Also the second string converts all lower case to upper case and vice versa in the shared memory. Next the first thread will read this from the shared memory and will output the same to the screen.</text:p>
        </text:list-item>
        <text:list-item>
          <text:p text:style-name="P13">*Write a c program using fork system call which generates Fibonacci sequence in the child process. The number of sequence is to be provided in the command line, ex: if 5 is provided the first 5 numbers of the Fibonacci series will be output by the child process. Perform <text:s/>necessary error checking <text:s/>such that a nonnegative number is not to be taken.</text:p>
        </text:list-item>
        <text:list-item>
          <text:p text:style-name="P14">*Next create a common shared memory area where in one thread writes a sequence of numbers, the second thread reads the numbers, calculates their <text:s/>sum and displays the result to the screen.</text:p>
        </text:list-item>
        <text:list-item>
          <text:p text:style-name="P15">*Forking a child process and making the child process execute a program.<text:s/>The program may be <text:s/>related to working <text:s/>with <text:s/>array, matrix, files <text:s/>or string manipulations. (eg:- finding row sum/column sum of a matrix, changing cases of a character string, counting for character occurance in a string, finding the sum of digits of a given number, <text:s/>counting for words in a file, counting for white spaces(blanks, tabs or newlines) in a file etc.)</text:p>
        </text:list-item>
      </text:list>
      <text:p text:style-name="P16"><text:span text:style-name="T17">Hint:-<text:s/></text:span><text:span text:style-name="T18">Write the program(code of the child process) in a separate file, compile and create its exe. Invoke this file name in the<text:s/></text:span><text:span text:style-name="T19">exec<text:s/></text:span><text:span text:style-name="T20">command.</text:span></text:p>
      <text:p text:style-name="P21"/>
      <text:p text:style-name="Standard"/>
      <text:p text:style-name="P22"/>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ListLabel1" style:display-name="ListLabel 1" style:family="text">
      <style:text-properties style:font-name-asian="Calibri" style:font-name-complex="F"/>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Calibri" style:font-name-complex="F"/>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F"/>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F"/>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list-format-name="NLF0"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list-format-name="NLF0"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list-format-name="NLF0"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list-format-name="NLF0"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list-format-name="NLF0"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list-format-name="NLF0"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list-format-name="NLF0"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list-format-name="NLF0"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list-format-name="NLF0"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5" style:display-name="WWNum5">
      <text:list-level-style-number text:level="1" style:num-suffix="." style:num-list-format-name="NLF0" style:num-format="1" text:start-value="8">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list-format-name="NLF0"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list-format-name="NLF0"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list-format-name="NLF0"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list-format-name="NLF0"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list-format-name="NLF0"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list-format-name="NLF0"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list-format-name="NLF0"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list-format-name="NLF0"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fo:font-size="14pt" style:font-size-asian="14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0">
      <text:list-level-style-number text:level="1" text:style-name="WW_CharLFO10LVL1" style:num-suffix="." style:num-list-format-name="NLF0"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windows7</meta:initial-creator>
    <dc:creator>Adithya Rao Kalathur</dc:creator>
    <meta:creation-date>2011-09-30T11:05:00Z</meta:creation-date>
    <dc:date>2025-10-23T10:43:00Z</dc:date>
    <meta:template xlink:href="Normal" xlink:type="simple"/>
    <meta:editing-cycles>9</meta:editing-cycles>
    <meta:editing-duration>PT2400S</meta:editing-duration>
    <meta:user-defined meta:name="AppVersion">12.0000</meta:user-defined>
    <meta:document-statistic meta:page-count="2" meta:paragraph-count="6" meta:word-count="522" meta:character-count="3498" meta:row-count="24" meta:non-whitespace-character-count="2982"/>
  </office:meta>
</office:document-meta>
</file>